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5.424cm" style:rel-column-width="20893*"/>
    </style:style>
    <style:style style:name="Table1.B" style:family="table-column">
      <style:table-column-properties style:column-width="3.076cm" style:rel-column-width="11849*"/>
    </style:style>
    <style:style style:name="Table1.C" style:family="table-column">
      <style:table-column-properties style:column-width="4.249cm" style:rel-column-width="16368*"/>
    </style:style>
    <style:style style:name="Table1.D" style:family="table-column">
      <style:table-column-properties style:column-width="4.263cm" style:rel-column-width="16425*"/>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B10" style:family="table-cell" style:data-style-name="N0">
      <style:table-cell-properties fo:padding="0.097cm" fo:border-left="0.002cm solid #000000" fo:border-right="none" fo:border-top="none" fo:border-bottom="0.002cm solid #000000"/>
    </style:style>
    <style:style style:name="Table1.22" style:family="table-row">
      <style:table-row-properties style:min-row-height="0.545cm"/>
    </style:style>
    <style:style style:name="P1" style:family="paragraph" style:parent-style-name="Standard">
      <style:paragraph-properties fo:padding="0.074cm" fo:border-left="none" fo:border-right="none" fo:border-top="none" fo:border-bottom="0.002cm solid #000000" style:join-border="false"/>
    </style:style>
    <style:style style:name="P2" style:family="paragraph" style:parent-style-name="Standard">
      <style:text-properties fo:color="#ddddd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style:text-position="super 58%"/>
    </style:style>
    <style:style style:name="T2" style:family="text">
      <style:text-properties fo:font-style="italic" style:font-style-asian="italic" style:font-style-complex="italic"/>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evens (2015) proposed a novel method of quantifying present-day anthropogenic total aerosol radiative forcing by reference to warming early in the instrumental record, ultimately concluding present-day anthropogenic aerosol forcing cannot be more negative than -1 W/m2.</text:p>
      <text:p text:style-name="Standard"/>
      <text:p text:style-name="Standard">Subsequently two comments (Klozenbacchenbegerson et al. 2017 and Booth et al. 2018) argued that the constraint proposed by Stevens 2015 is questionable, primarily suggesting that the assumption of a perfectly linear (or rather, logarithmic) relationship between global so2 emissions and global aerosol forcing was not sound.</text:p>
      <text:p text:style-name="Standard"/>
      <text:p text:style-name="Standard">This comment, by contrast, will accept the fundamental linear assumption of Stevens 2015 but explore the specific elements included and not included in the experimental setup of the original paper. It is found that there were important factors missing from the calculations which caused an underestimation of the potential strength of present-day anthropogenic aerosol forcing. After including known sources of anthropogenic forcing missed by the original paper and their hemispherical bias, plus the influence of anthropogenic forcing prior to 1850 on post-1850 warming in the inertial Earth system, it is found that the constraint test proposed by Stevens 2015 indicates a lower bound of -1.75W/m2. Further sensitivity tests with more recent SO2 emissions and WMGHG concentration and forcing estimates indicate that there is no case for a stronger constraint than the lower bound of -1.9W/m2 stated in IPCC AR5.</text:p>
      <text:p text:style-name="P1"/>
      <text:p text:style-name="Standard"/>
      <text:p text:style-name="Standard">Stevens (2015) proposed that we could quantify present-day anthropogenic total aerosol radiative forcing using the observation of global temperature increase early in the instrumental record (1850-1950) with an assumption that this must indicate net positive anthropogenic forcing. With an additional focus on the bias of anthropogenic aerosol forcing towards the Northern Hemisphere, Stevens ultimately concluded that the observed pre-1950 Northern Hemisphere temperature history is incompatible with present-day global anthropogenic aerosol forcing more negative than -1W/m2.</text:p>
      <text:p text:style-name="Standard"/>
      <text:p text:style-name="Standard">In analysing the experimental setup of Stevens 2015 I will first produce a replication using the stated model setup and elements included in the original paper. I will then examine the forcing components included in Stevens 2015 in comparison with IPCC AR5 Chapter 8 on radiative forcing and test the outcome when including the complete set of anthropogenic forcing described therein. In Section 2 the assumption that anthropogenic warming from 1850-1950 could only happen with positive post-1850 forcing is tested using a simple linear 2-box energy balance model. Section 3 will demonstrate results from further sensitivity tests using more recent estimates of WMGHG concentrations, forcing formulae and SO2 emissions.</text:p>
      <text:p text:style-name="Standard"/>
      <text:p text:style-name="P2"/>
      <text:p text:style-name="P2">The analysis of Stevens 2015 rests on an assumption that there must have been some anthropogenic contribution to observed warming over 1850-1950. He further assumes that this requires net anthropogenic forcing at 1950 to be greater than at 1850. Whether these assumptions are a valid will be addressed in the Discussions section. Here we will evaluate whether the derived constraint on aerosol forcing lower bound is valid given those assumptions.</text:p>
      <text:p text:style-name="Standard"/>
      <text:p text:style-name="P2">In order to determine a constraint from those assumptions Stevens proposes a simple model, consisting of a one-line equation, which translates time-evolving global SO2 emissions estimates into total aerosol ERFs. The direct effect (ari) is implemented as a linear term and the indirect effect (aci) as a logarithmic term with dependence on pre-industrial aerosol burden. He then uses a Monte Carlo method to populate the equation with random parameters and finds that aerosol ERF more negative than -1.3W/m2 is extremely unlikely. The following subsections will address individual aspects of this analysis which are problematic.</text:p>
      <text:p text:style-name="Standard"/>
      <text:p text:style-name="P3"><text:soft-page-break/>Section 1 – replication and forcing checks</text:p>
      <text:p text:style-name="P3"/>
      <text:p text:style-name="P3">1a – model description and issues</text:p>
      <text:p text:style-name="P4">The model setup is well described in Stevens 2015. I will briefly restate the main features and components here in order to touch on some facets. </text:p>
      <text:p text:style-name="P4"/>
      <text:p text:style-name="P4">A1 - Anthropogenic aerosol forcing histories are produced using a simple equation incorporating terms for anthropogenic SO2 emissions, a linear multiplier parameter for ari (direct forcing), a logarithmic parameter for aci (indirect forcing, or aerosol-cloud interaction) and an estimate of equivalent pre-industrial aerosol emissions, representing the pre-industrial atmospheric loading of CCN (cloud condensation nuclei).</text:p>
      <text:p text:style-name="P4"/>
      <text:p text:style-name="P4">One thing worth noting here is that, although the SO2 emissions history is informed by Smith et al. 2011, the figures used by Stevens actually come from a smoothing parabolic curve fit to Smith et al. decadal estimates. It's not clear why this was done since the constraint test method only requires point estimates for 1850, 1950 and 2005, which are all directly provided by Smith et al. This choice appears to have consequence since Stevens' curve fit smooths some of the post-1950 SO2 emissions acceleration onto the pre-1950 part of the curve, resulting in an overestimation of 1950 aerosol forcing strength relative to present-day. This will be touched on further in Section 2.</text:p>
      <text:p text:style-name="P4"/>
      <text:p text:style-name="P4">The Monte-carlo test involves 10,000 random draws of pre-industrial emission and ari parameters within defined gaussian distributions representing uncertainty. For each random draw present-day (2005) total aerosol forcing at incremental levels between 0 to -1.5W/m2 is specified, with uniform probabilistic distribution and the aci parameter required for each increment is found. The SO2 emissions parameter is fixed with no consideration for uncertainty. With all parameters determined for each subtest total aerosol forcing at 1850 and 1950 can be found. The difference is then summed with the difference between 1950 and 1850 WMGHG forcing and if the sum totals &gt;0 then that set of parameters is considered to be plausible. One thing to note here is that the setup does not allow a lower bound below -1.5W/m2. In testing I found this to be inconsequential using the original forcing figures, though my subsequent tests will use an expanded range of 0 to -3W/m2 to allow lower estimates.</text:p>
      <text:p text:style-name="P4"/>
      <text:p text:style-name="P4">A further point to note is that the 2sd uncertainty used for gaussian random draws of the ari parameter relates to a range of -0.1 to -0.6W/m2. This is half the 5-95% uncertainty range of +0.15 to -0.85W/m2 given in AR5 for ari RF.</text:p>
      <text:p text:style-name="P4"/>
      <text:p text:style-name="P4">Finally, uncertainty for the pre-industrial emissions parameter derives from an estimate in Carslaw et al. 2013. Stevens enlarges that estimate by 50% to account for non-sulfate CCN. However, this raises the issue that the model setup does not take into account the large amount of non-sulfate <text:span text:style-name="T2">anthropogenic</text:span> particulate and precursor emissions which are likely to influence CCN amounts. Many of these have emissions history profiles with substantial differences from that of SO2, which makes SO2 a problematic proxy. Indeed, recent work has indicated that sulfate maybe less important and other emissions more important for CCN than was thought a few years ago.</text:p>
      <text:p text:style-name="P4"/>
      <text:p text:style-name="P4">A2 – Anthropogenic WMGHG histories are produced using concentrations from Potsdam and converted to forcings using the equations in Ramaswamay 2001. Included are CO2, CH4, N2O and a weighted sum of Montreal-prohibited gases which are collectively converted using the CFC-12 forcing formula. No other anthropogenic forcing components were considered.</text:p>
      <text:p text:style-name="P4"/>
      <text:p text:style-name="Standard"/>
      <text:p text:style-name="P2">--Parameter space (priors)</text:p>
      <text:p text:style-name="P2">As a parameter space choice Stevens allows total aerosol ERF to go no lower than -1.5W/m2 (upper <text:soft-page-break/>limit 0W/m2), thus proposing a prior belief that aerosol ERF can only be between 0 and -1.5W/m2. This is very difficult to justify, particularly given that the resultant range is compared to the IPCC AR5 range of -0.1 to -1.9W/m2 and the claim of a constraint beyond this estimate. It would actually be impossible for Stevens' analysis not to provide a better constraint given that the bounds are never allowed to go beyond 0 or -1.5. Stevens claims that allowing much wider prior forcing ranges would make no difference but....</text:p>
      <text:p text:style-name="P2"/>
      <text:p text:style-name="P2">Possibly a more serious issue is the parameter space choice relating to the direct effect (ari) forcing. Because of the logarithmic relationship in aci, it would be easier to achieve both net positive anthropogenic forcing at 1950 and a large negative present day aerosol forcing by instead strengthening ari. However, the potential for this occurring in Stevens' analysis has been curtailed by the choice to limit to limit the parameter with a 2sd range of -0.1 to -0.6W/m2, with normal distribution. This choice of narrow parameter space is vital to the constraint achieved in the paper, and therefore should require particular scrutiny and clear justification, but none is provided. Again, in comparison to AR5, there an ari 5-95% range of +0.15 to -0.85W/m2 is estimated. If that range is used instead....</text:p>
      <text:p text:style-name="Standard"/>
      <text:p text:style-name="P2">As part of the equation determining aci, there is a parameter relating to pre-industrial aerosol burden. This has the effect of modifying the logarithmic relationship with time-evolving SO2 emissions such that larger pre-industrial burdens will reduce the proportion of aci post-1950 versus pre-1950, thereby influencing the ability of large negative aci to allow positive forcing at 1950. Stevens chooses to take estimates from Carslaw et al. 2013 but then enlarges them by 50% 'to account for nonsulfate sources of background CCN. It seems plausible that this is very reasonable, but also lays bare the problem with the core assumption in the model that everything relates to sulfate. Recent cloud chamber and field observations of new particle and CCN formation suggest that nonsulfate anthropogenic aerosol and precursor emissions may be more important than generally believed.</text:p>
      <text:p text:style-name="Standard"/>
      <text:p text:style-name="P2">--Forcing data</text:p>
      <text:p text:style-name="P2">Stevens 2015 assumes anthropogenic forcing can be represented by CO2, CH4, N2O, Montreal-CFCs + aerosols. In Appendix C he argues that additional anthropogenic forcings (highlighting Ozone and Land-use change) roughly cancel and therefore don't need to be considered. However, there are actually numerous other anthropogenic forcings over this period, the most important being black carbon on snow and stratospheric water vapor due to CH4. Taken together, additional anthropogenic forcings (from Potsdam modified using AR5 estimates where appropriate) including land-use and ozone increase non-aerosol anthropogenic forcing by about 30%. Consequently this alone changes the lower bound to -1.7W/m2.....OUTSIDE LOWER BOUND PRIOR. </text:p>
      <text:p text:style-name="Standard"/>
      <text:p text:style-name="P3">1b – replicating the model</text:p>
      <text:p text:style-name="Standard">For this study a replication of the original test has been produced. The python code used for the replicated model setup is available at github. Using the parameters and forcing setup as described in Stevens 2015 my model reproduces a global lower bound of -1.3W/m2 (Figure 1a). For a version including a term which multiplies aerosol forcing by 1.5 (+/- 0.4) to represent Northern hemisphere net forcing I find a lower bound of -1.05W/m2, which is close to the -1W/m2 found in the original paper. The rest of this paper will focus only on results relating to this Northern Hemispheric test since that was the headline result reported from Stevens 2015.</text:p>
      <text:p text:style-name="Standard"/>
      <text:p text:style-name="Standard"/>
      <text:p text:style-name="P3">1c – other forcings</text:p>
      <text:p text:style-name="Standard">For non-aerosol anthropogenic forcing Stevens 2015 only includes CO2, CH4, N2O and Montreal-prohibited gases in his analysis. However, IPCC AR5 Chapter 8 includes a number of other anthropogenic influences which are understood to have been significant for the 1850-1950 period. <text:soft-page-break/>Most importantly black carbon on snow, tropospheric ozone, stratospheric water vapor and land use change. All of these are biased towards the Northern Hemisphere to varying extents. In particular black carbon on snow, given the low amount of emissions and lack of snow and ice in proximity to emission sources in the Southern Hemisphere is almost entirely a Northern Hemisphere forcing phenomenon.</text:p>
      <text:p text:style-name="Standard"/>
      <text:p text:style-name="Standard">In an appendix to Stevens 2015, there is a brief discussion of missing forcing factors but only Ozone and land use change are mentioned, with a conclusion that missing factors would only make a difference of about 10%. To test the implications of missing forcings, firstly historical forcing estimates for individual components are obtained from IPCC AR5 Chapter 8, as plotted in Figure 8.2. This set includes black carbon on snow, tropospheric and stratospheric ozone, land use change. It also includes contrails, though these are barely a factor prior to 1950. The above mentioned forcings were added to the WMGHG forcing used in the replication. The result using Stevens's model was a lower bound of -1.3W/m2 (see table 1), 24% greater than the result using the limited set of forcings from the original paper. This is fairly close to a 20% figure quoted in Stevens 2019 for the influence of further forcing components.</text:p>
      <text:p text:style-name="Standard"/>
      <text:p text:style-name="Standard">However, there are still some things missing from setup in relation to the Stevens model. The forcing setup takes into account the NH bias of aerosol forcing but fails to take into account the NH bias of all other forcings. In particular black carbon on snow is almost entirely an NH phenomenon prior to 1950. Furthermore AR5 Chapter 8 notes that climate model global average surface temperature response to increased black carbon on snow tends to be disproportionately high in relation to the diagnosed forcing. The chapter suggests this enhanced <text:span text:style-name="T2">efficacy</text:span> makes it 2-4 times more potent than CO2 per unit forcing. The combination of extreme NH bias and efficacy makes BcoS an important factor for understanding early industrial warming. At 1950, with an NH bias multiplier of 1.8 coupled with median efficacy of 3 the BcoS forcing is 0.22W/m2. In a comment on Stevens 2015, Krasnodar et al. 2017 noted that there was no correlation between 1860-1950 NH surface warming and aerosol forcing strength within the CMIP5 AOGCM ensemble. One causal factor of that lack of correlation may well be variable inclusion of BcoS, since GCMs which simulated aerosol-cloud interactions (and therefore had stronger total aerosol forcing) were also far more likely to include BcoS.</text:p>
      <text:p text:style-name="Standard"/>
      <text:p text:style-name="Standard">For a more complete test of known anthropogenic forcing influence on 1850-1950 NH warming it is therefore necessary to obtain forcing biases for the Northern Hemisphere as well as efficacy multipliers where robust estimates are available - See Table 2. For WMGHGs I use the CMIP6 collection from CEDA eta l. blah bal 2016, which includes NH concentration estimates, which are then converted to forcing using the Ramaswamay formulae as before. It should be noted that there are further differences than just the NH bias unavoidably included in this updated WMGHG estimate. It includes a number of WMGHGs not within the collection used by Stevens, though the total forcing of these is almost negligible. Global concentration estimates are also different, even for gases which have ice core estimates. In particular CO2 and N2O feature a greater concentration increase between 1850 and 1950 in the new data.</text:p>
      <text:p text:style-name="Standard"/>
      <text:p text:style-name="Standard">The result of this more complete implementation of Stevens' test is a lower bound aerosol forcing of -1.55W/m2 (see Table 1, also for complimentary tests indicating breakdown of how different factors contributed), which is a ~50% increase.</text:p>
      <text:p text:style-name="Standard"/>
      <text:p text:style-name="Standard">What about CO2 forcing bias from 4xCO2 simulations?</text:p>
      <text:p text:style-name="Standard"/>
      <text:p text:style-name="Standard"/>
      <text:p text:style-name="Standard"/>
      <text:p text:style-name="Standard"/>
      <text:p text:style-name="Standard"><text:soft-page-break/></text:p>
      <text:p text:style-name="Standard"/>
      <text:p text:style-name="P3">Section 2 – modelling the forcing response</text:p>
      <text:p text:style-name="Standard"/>
      <text:p text:style-name="Standard">In requiring F1950 – F1850 &gt; 0 to meet his test pass condition of 1850-1950 warming Stevens 2015 assumes that warming during 1850-1950 could only have happened with a positive forcing during the same time period. It therefore assumes Earth's surface temperature response to forcing is instantaneous. This assumption confers a major advantage in this context, since it allows a test without having to take climate sensitivity into account. However, this advantage is countered by the fact that it does not provide a realistic representation of the Earth's climate system, which operates on multiple timescales, primarily due to the heat capacity of the oceans.</text:p>
      <text:p text:style-name="Standard"/>
      <text:p text:style-name="Standard">In order to test the consequences of a more realistic model of the Earth's climate while keeping with the fundamental premise of Stevens' approach I employ a simple energy balance 2-box model fed with the same forcing datasets and Stevens' aerosol forcing model as used in Section 1, which can all be taken back to 1765. The 2-box climate model is described in appendix A.</text:p>
      <text:p text:style-name="Standard"/>
      <text:p text:style-name="Standard"/>
      <text:p text:style-name="Standard"/>
      <text:p text:style-name="Standard"/>
      <text:p text:style-name="Standard"/>
      <text:p text:style-name="P1"/>
      <text:p text:style-name="Standard"/>
      <text:p text:style-name="Standard"/>
      <text:p text:style-name="Standard"/>
      <text:p text:style-name="Standard"/>
      <text:p text:style-name="Standard"/>
      <text:p text:style-name="Standard"/>
      <text:p text:style-name="Standard">So, in the sequence of this argument, I've now demonstrated that the lower bound found in Stevens 2015 should properly be understood as a likely rather than extremely likely bound since the evidence does not support an extremely likely level conclusion that anthropogenic causation was net positive. I will now demonstrate that even this weaker conclusion does not follow. The primary reasons for this are the black carbon on snow effect and existing TOA imbalance at 1850.</text:p>
      <text:p text:style-name="Standard"/>
      <text:p text:style-name="Standard">A number of important forcing elements were missing from the modelling of Stevens 2015, including Ozone, land use change. Perhaps the most important for the period in question is black carbon on snow. Although AR5 concluded that present day forcing is fairly weak (~ 0.04W/m2), it was found to be stronger in the mid-20<text:span text:style-name="T1">th</text:span> Century and to have a very strong efficacy: 2-4 times the amount of warming compared to CO2 per unit forcing.</text:p>
      <text:p text:style-name="Standard"/>
      <text:p text:style-name="Standard">The Earth's climate was very unlikely to have been in a quasi-equilibrium at 1850, primarily due to an extremely strong period of volcanism in the early 19<text:span text:style-name="T1">th</text:span> Century, but also due to anthropogenic forcing and solar forcing due to long-term response arising from the Maunder and Dalton Minima.</text:p>
      <text:p text:style-name="Standard"/>
      <text:p text:style-name="Standard">In this section I will introduce a simple 2-box energy balance climate model and use it to explore the implications of these factors.</text:p>
      <text:p text:style-name="Standard"/>
      <text:p text:style-name="Standard">Firstly I will replicate the results of Stevens 2015 where they found that net positive anthropogenic forcing at 1950 compared to 1850 requires &gt;= -1.3W/m2 aerosol forcing according to their sulfate-only model. The anthropogenic forcings considered by Stevens, besides aerosols, were only long-lived GHGs – CO2, CH4, N2O and CFCs. </text:p>
      <text:p text:style-name="Standard"/>
      <text:p text:style-name="Standard"><text:soft-page-break/></text:p>
      <text:p text:style-name="Standard"/>
      <text:p text:style-name="Standard"/>
      <text:p text:style-name="Standard"/>
      <text:p text:style-name="P1"/>
      <text:p text:style-name="Standard"/>
      <text:p text:style-name="Standard">His primary argument for this being the case treats it as a necessary corollary to the IPCC AR5 attribution statement that anthropogenic causes were responsible for most of the observed warming from 1951-2010 at a 95% (extremely likely) confidence level. Stevens suggests this means it is equally extremely likely that anthropogenic causes are <text:s/>responsible for some (&gt;zero) warming up to 1950. However, no evidence is presented to justify this presumption.</text:p>
      <text:p text:style-name="Standard"/>
      <text:p text:style-name="Standard">IPCC AR5 Chapter 10 includes a brief section covering warming up to 1950, here typically referring to trends from ~1900 rather than 1850. It notes a conclusion from the previous 2007 AR4 report that some (&gt;zero) anthropogenic causation is found to be likely, which is a considerably weaker statement than extremely likely. The section does not explicitly support this conclusion but neither does it explicitly overturn it, instead simply concluding that it is very unlikely internal variability could explain all the warming (and therefore some forced warming, whether natural/anthropogenic/both is very likely needed). The lack of comment on anthropogenic causation could be taken as a result of there being no relevant published work since 2007 and therefore the AR4 statement stands, or it could be understood as a movement away from confidence in such contribution. Either way, the relevant statement here expresses a likely confidence level, not extremely likely.</text:p>
      <text:p text:style-name="Standard"/>
      <text:p text:style-name="Standard">Moving away from what AR5 actually determined about the period we can take Steven's argument and address whether the statement relating to 1951-2010 warming does confer a similar likelihood on early anthropogenic causation. Firstly, to restate the AR5 conclusion: 'It is extremely likely that more than half of the observed increase in global average surface temperature from 1951 to 2010 was caused by the anthropogenic increase in greenhouse gas concentrations and other anthropogenic forcings together '. The observed warming in this case, from HadCRUT4, was found to be 0.65degC. That means the statement allows up to 0.32degC natural warming and a simple translation to 1850-1950 would in fact allow an entirely natural explanation within the extremely likely range, although not for lower confidence levels.</text:p>
      <text:p text:style-name="Standard"/>
      <text:p text:style-name="Standard">However, a simple translation assumes that an assessed natural contribution would be the same over 1850-1950 as 1951-2010, which is not necessarily the case. The natural contribution can be decomposed, as it was in AR5, into forced (solar+volcanic) and internal variability components. For the forced response, assessment is made on the basis of calculated temperature trends using climate models forced with information relating to observed solar and volcanic changes influencing the period and for 1951-2010 it was found to be zero to slightly negative. For 1850-1950 both solar and volcanic trends are positive. Using CMIP5 historicalNat simulations I find an estimate for forced response of 0.1 +/- 0.05degC</text:p>
      <text:p text:style-name="Standard"/>
      <text:p text:style-name="Standard">For internal variability assessment is conducted on the basis of potential variability over a given period length. A reasonable argument can be made that a 100 year period should generally feature less internal variability contribution than a 60 year period given more time for upward and downward shifts to equalise. However, it should also be recognised that 1950 has not been selected randomly as an end point, and the magnitude of trend was an element in that selection. Trends up to 1940 or 1930 are considerably weaker despite similar aerosol implications. We should therefore a priori expect that internal variability was positive over the 1850-1950 period and internal variability contributions around the 95% upper bound given a random selection should not be considered unlikely in this case. Taken together we can consider a natural contribution for 1850-1950 of 0.15 <text:soft-page-break/>+/- 0.2degC at an extremely likely level. In conclusion, this translation of the AR5 attribution statement does not seem to support an equal confidence conclusion of greater than zero anthropogenic warming contribution over 1850-1950. In-line with the statement from AR4 it would indicate a likely net positive anthropogenic contribution. However, in a later section I will demonstrate that the natural contribution stated here is very likely underestimated.</text:p>
      <text:p text:style-name="Standard"/>
      <text:p text:style-name="Standard"/>
      <text:p text:style-name="Standard"/>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Table_20_Contents">Forcing only</text:p>
          </table:table-cell>
          <table:table-cell table:style-name="Table1.A1" office:value-type="string">
            <text:p text:style-name="Table_20_Contents">2-box using pre-1850</text:p>
          </table:table-cell>
          <table:table-cell table:style-name="Table1.D1" office:value-type="string">
            <text:p text:style-name="Table_20_Contents"/>
          </table:table-cell>
        </table:table-row>
        <table:table-row>
          <table:table-cell table:style-name="Table1.A2" office:value-type="string">
            <text:p text:style-name="Table_20_Contents">Stevens 2015 original Global</text:p>
          </table:table-cell>
          <table:table-cell table:style-name="Table1.A2" office:value-type="string">
            <text:p text:style-name="Table_20_Contents">-1.3 W/m2</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Stevens 2015 original NH</text:p>
          </table:table-cell>
          <table:table-cell table:style-name="Table1.A2" office:value-type="string">
            <text:p text:style-name="Table_20_Contents">-1.05 W/m2</text:p>
          </table:table-cell>
          <table:table-cell table:style-name="Table1.A2" office:value-type="string">
            <text:p text:style-name="Table_20_Contents">-1.2W/m2</text:p>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Complete CMIP6 GHGforcings NH</text:p>
          </table:table-cell>
          <table:table-cell table:style-name="Table1.A2" office:value-type="string">
            <text:p text:style-name="Table_20_Contents">-1.15 W/m2</text:p>
          </table:table-cell>
          <table:table-cell table:style-name="Table1.A2" office:value-type="string">
            <text:p text:style-name="Table_20_Contents">-1.3 W/m2</text:p>
          </table:table-cell>
          <table:table-cell table:style-name="Table1.D2" office:value-type="string">
            <text:p text:style-name="Table_20_Contents"/>
          </table:table-cell>
        </table:table-row>
        <table:table-row>
          <table:table-cell table:style-name="Table1.A2" office:value-type="string">
            <text:p text:style-name="Table_20_Contents">Complete CMIP6 forcings NH (AR5) </text:p>
          </table:table-cell>
          <table:table-cell table:style-name="Table1.A2" office:value-type="string">
            <text:p text:style-name="Table_20_Contents">-1.4 W/m2</text:p>
          </table:table-cell>
          <table:table-cell table:style-name="Table1.A2" office:value-type="string">
            <text:p text:style-name="Table_20_Contents">-1.6 W/m2</text:p>
          </table:table-cell>
          <table:table-cell table:style-name="Table1.D2" office:value-type="string">
            <text:p text:style-name="Table_20_Contents"/>
          </table:table-cell>
        </table:table-row>
        <table:table-row>
          <table:table-cell table:style-name="Table1.A2" office:value-type="string">
            <text:p text:style-name="Table_20_Contents">Complete CMIP6 forcings (AR5) – NHadj</text:p>
          </table:table-cell>
          <table:table-cell table:style-name="Table1.A2" office:value-type="string">
            <text:p text:style-name="Table_20_Contents">-1.55 W/m2</text:p>
          </table:table-cell>
          <table:table-cell table:style-name="Table1.A2" office:value-type="string">
            <text:p text:style-name="Table_20_Contents">-1.75 W/m2</text:p>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Complete CMIP6 forcings (AR5) – Nhadj + cmip6 so2</text:p>
          </table:table-cell>
          <table:table-cell table:style-name="Table1.B10" office:value-type="float" office:value="-1.7">
            <text:p text:style-name="Table_20_Contents">-1.7</text:p>
          </table:table-cell>
          <table:table-cell table:style-name="Table1.B10" office:value-type="float" office:value="-1.9">
            <text:p text:style-name="Table_20_Contents">-1.9</text:p>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Stevens WMGHG + AR5 non-wmghg GLOBAL</text:p>
          </table:table-cell>
          <table:table-cell table:style-name="Table1.B10" office:value-type="float" office:value="-1.2">
            <text:p text:style-name="Table_20_Contents">-1.2</text:p>
          </table:table-cell>
          <table:table-cell table:style-name="Table1.B10" office:value-type="float" office:value="-1.35">
            <text:p text:style-name="Table_20_Contents">-1.35</text:p>
          </table:table-cell>
          <table:table-cell table:style-name="Table1.D2" office:value-type="string">
            <text:p text:style-name="Table_20_Contents"/>
          </table:table-cell>
        </table:table-row>
        <table:table-row>
          <table:table-cell table:style-name="Table1.A2" office:value-type="string">
            <text:p text:style-name="Table_20_Contents">Test with ari using AR5 uncertainty</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Complete CMIP6 forcings NH (AR5) w/ Ettinman</text:p>
          </table:table-cell>
          <table:table-cell table:style-name="Table1.A2" office:value-type="string">
            <text:p text:style-name="Table_20_Contents">-1.65 W/m2</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Complete NH w/ Ettinman Uppe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As above w/ CMIP6 SO2</text:p>
          </table:table-cell>
          <table:table-cell table:style-name="Table1.A2" office:value-type="string">
            <text:p text:style-name="Table_20_Contents">-1.8 W/m2</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As above w/ CMIP6 SO2 added</text:p>
          </table:table-cell>
          <table:table-cell table:style-name="Table1.A2" office:value-type="string">
            <text:p text:style-name="Table_20_Contents">-1.9 W/m2</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As above w/ AR5 aerosol forcing profi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As above w/ RCP aerosol forcing profi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1.22">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Accounting pre-1850 forcings</text:p>
          </table:table-cell>
          <table:table-cell table:style-name="Table1.A2" office:value-type="string">
            <text:p text:style-name="Table_20_Contents"/>
          </table:table-cell>
          <table:table-cell table:style-name="Table1.A2" office:value-type="string">
            <text:p text:style-name="Table_20_Contents">-2.0 W/m2</text:p>
          </table:table-cell>
          <table:table-cell table:style-name="Table1.D2" office:value-type="string">
            <text:p text:style-name="Table_20_Contents"/>
          </table:table-cell>
        </table:table-row>
        <table:table-row>
          <table:table-cell table:style-name="Table1.A2" office:value-type="string">
            <text:p text:style-name="Table_20_Contents">As above + added so2</text:p>
          </table:table-cell>
          <table:table-cell table:style-name="Table1.A2" office:value-type="string">
            <text:p text:style-name="Table_20_Contents"/>
          </table:table-cell>
          <table:table-cell table:style-name="Table1.A2" office:value-type="string">
            <text:p text:style-name="Table_20_Contents">-2.15 W/m2</text:p>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Complete CMIP6 GHGforcings NH upper</text:p>
          </table:table-cell>
          <table:table-cell table:style-name="Table1.A2" office:value-type="string">
            <text:p text:style-name="Table_20_Contents">-1.25 W/m2</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18:27:55.93</meta:creation-date>
    <dc:date>2019-06-15T13:39:03.02</dc:date>
    <meta:editing-duration>P32DT13H34S</meta:editing-duration>
    <meta:editing-cycles>57</meta:editing-cycles>
    <meta:generator>OpenOffice/4.0.1$Win32 OpenOffice.org_project/401m5$Build-9714</meta:generator>
    <meta:document-statistic meta:table-count="1" meta:image-count="0" meta:object-count="0" meta:page-count="8" meta:paragraph-count="82" meta:word-count="3615" meta:character-count="23033"/>
  </office:meta>
</office:document-meta>
</file>